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T1" style:family="text">
      <style:text-properties fo:font-family="'Droid Sans Mono'" style:font-family-generic="swiss" style:font-pitch="fixed" fo:font-size="7pt" style:font-size-asian="7pt" style:font-size-complex="7pt"/>
    </style:style>
    <style:style style:name="T2" style:family="text">
      <style:text-properties fo:font-family="'DejaVu Sans Mono'" style:font-family-generic="modern" style:font-pitch="fixed"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2.503cm" svg:height="2.69cm" svg:x="0.768cm" svg:y="0.762cm">
          <draw:text-box>
            <text:p>PurchaseOrderAmendmentDocument</text:p>
            <text:p><text:span text:style-name="T1"/></text:p>
            <text:p><text:span text:style-name="T1">@Override</text:span></text:p>
            <text:p><text:span text:style-name="T1">public void prepareForSave(KualiDocumentEvent event) {</text:span></text:p>
            <text:p><text:span text:style-name="T1"><text:s text:c="2"/></text:span><text:span text:style-name="T1">SpringContext.getBean(PurapAccountingService.class).updateAccountAmounts(this);</text:span></text:p>
            <text:p><text:span text:style-name="T1"><text:s text:c="2"/></text:span><text:span text:style-name="T1">super.prepareForSave(event);</text:span></text:p>
            <text:p><text:span text:style-name="T1">}</text:span></text:p>
          </draw:text-box>
        </draw:frame>
        <draw:frame draw:style-name="gr1" draw:layer="layout" svg:width="15.022cm" svg:height="5.57cm" svg:x="13.341cm" svg:y="0.762cm">
          <draw:text-box>
            <text:p>PurchaseOrderDocument</text:p>
            <text:p><text:span text:style-name="T1"/></text:p>
            <text:p><text:span text:style-name="T1">@Override</text:span></text:p>
            <text:p><text:span text:style-name="T1">public void prepareForSave(KualiDocumentEvent event) {</text:span></text:p>
            <text:p><text:span text:style-name="T1"><text:s text:c="2"/></text:span><text:span text:style-name="T1">KualiWorkflowDocument <text:s/>workFlowDocument <text:s/>= getDocumentHeader().getWorkflowDocument();</text:span></text:p>
            <text:p><text:span text:style-name="T1"><text:s text:c="2"/></text:span><text:span text:style-name="T1">String <text:s/>documentType <text:s/>= workFlowDocument.getDocumentType();</text:span></text:p>
            <text:p><text:span text:style-name="T1"><text:s text:c="2"/></text:span><text:span text:style-name="T1">if ((documentType.equals(PurapConstants.PurchaseOrderDocTypes.PURCHASE_ORDER_DOCUMENT)) ||</text:span></text:p>
            <text:p><text:span text:style-name="T1"><text:s text:c="6"/></text:span><text:span text:style-name="T1">(documentType.equals(PurapConstants.PurchaseOrderDocTypes.PURCHASE_ORDER_SPLIT_DOCUMENT))) {</text:span></text:p>
            <text:p><text:span text:style-name="T1"><text:s text:c="4"/></text:span><text:span text:style-name="T1">if (workFlowDocument.stateIsCanceled()) {</text:span></text:p>
            <text:p><text:span text:style-name="T1"><text:s text:c="6"/></text:span><text:span text:style-name="T1">// if doc is FINAL or canceled, saving should not be creating GL entries</text:span></text:p>
            <text:p><text:span text:style-name="T1"><text:s text:c="6"/></text:span><text:span text:style-name="T1">setGeneralLedgerPendingEntries(new ArrayList());</text:span></text:p>
            <text:p><text:span text:style-name="T1"><text:s text:c="4"/></text:span><text:span text:style-name="T1">} else if (workFlowDocument.stateIsFinal()) {</text:span></text:p>
            <text:p><text:span text:style-name="T1"><text:s text:c="4"/></text:span><text:span text:style-name="T1">} else {</text:span></text:p>
            <text:p><text:span text:style-name="T1"><text:s text:c="6"/></text:span><text:span text:style-name="T1">super.prepareForSave(event);</text:span></text:p>
            <text:p><text:span text:style-name="T1"><text:s text:c="4"/></text:span><text:span text:style-name="T1">}</text:span></text:p>
            <text:p><text:span text:style-name="T1"><text:s text:c="2"/></text:span><text:span text:style-name="T1">}</text:span></text:p>
            <text:p><text:span text:style-name="T1">}</text:span></text:p>
          </draw:text-box>
        </draw:frame>
        <draw:frame draw:style-name="gr1" draw:layer="layout" svg:width="19.171cm" svg:height="9.314cm" svg:x="28.067cm" svg:y="0.762cm">
          <draw:text-box>
            <text:p>PurchasingDocumentBase</text:p>
            <text:p><text:span text:style-name="T1"/></text:p>
            <text:p><text:span text:style-name="T1">@Override</text:span></text:p>
            <text:p><text:span text:style-name="T1">public void prepareForSave(KualiDocumentEvent event) {</text:span></text:p>
            <text:p><text:span text:style-name="T1"><text:s text:c="2"/></text:span><text:span text:style-name="T1">super.prepareForSave(event);</text:span></text:p>
            <text:p><text:span text:style-name="T1"><text:s text:c="8"/></text:span></text:p>
            <text:p><text:span text:style-name="T1"><text:s text:c="2"/></text:span><text:span text:style-name="T1">// ** START AZ ** KFSI-4350</text:span></text:p>
            <text:p><text:span text:style-name="T1"><text:s text:c="2"/></text:span><text:span text:style-name="T1">// If the document is a batch loaded Purchase Order, we don't want to do any further preparation.</text:span></text:p>
            <text:p><text:span text:style-name="T1"><text:s text:c="2"/></text:span><text:span text:style-name="T1">// Specifically, the use tax indicator should not be changed and the items' tax amounts should remain the same.</text:span></text:p>
            <text:p><text:span text:style-name="T1"><text:s text:c="2"/></text:span><text:span text:style-name="T1">String documentType = this.getDocumentHeader().getWorkflowDocument().getDocumentType();</text:span></text:p>
            <text:p><text:span text:style-name="T1"><text:s text:c="2"/></text:span><text:span text:style-name="T1">if(PurapConstants.PurchaseOrderDocTypes.PURCHASE_ORDER_DOCUMENT.equals(documentType) &amp;&amp;</text:span></text:p>
            <text:p><text:span text:style-name="T1"><text:s text:c="5"/></text:span><text:span text:style-name="T1">AzPurapConstants.RequisitionSources.BATCH.equals(requisitionSourceCode)) {</text:span></text:p>
            <text:p><text:span text:style-name="T1"><text:s text:c="4"/></text:span><text:span text:style-name="T1">return;</text:span></text:p>
            <text:p><text:span text:style-name="T1"><text:s text:c="2"/></text:span><text:span text:style-name="T1">}</text:span></text:p>
            <text:p><text:span text:style-name="T1"><text:s text:c="2"/></text:span><text:span text:style-name="T1">// ** END AZ **</text:span></text:p>
            <text:p><text:span text:style-name="T1"><text:s text:c="8"/></text:span></text:p>
            <text:p><text:span text:style-name="T1"><text:s text:c="2"/></text:span><text:span text:style-name="T1">if (StringUtils.isNotBlank(this.getCapitalAssetSystemTypeCode())) {</text:span></text:p>
            <text:p><text:span text:style-name="T1"><text:s text:c="4"/></text:span><text:span text:style-name="T1">if (this.getCapitalAssetSystemTypeCode().equals(PurapConstants.CapitalAssetSystemTypes.ONE_SYSTEM) ||</text:span></text:p>
            <text:p><text:span text:style-name="T1"><text:s text:c="8"/></text:span><text:span text:style-name="T1">this.getCapitalAssetSystemTypeCode().equals(PurapConstants.CapitalAssetSystemTypes.MULTIPLE)) {</text:span></text:p>
            <text:p><text:span text:style-name="T1"><text:s text:c="6"/></text:span><text:span text:style-name="T1">//If the system state is ONE or MULT, we have to remove all the systems on the items because it's not applicable.</text:span></text:p>
            <text:p><text:span text:style-name="T1"><text:s text:c="6"/></text:span><text:span text:style-name="T1">for (PurchasingCapitalAssetItem camsItem : this.getPurchasingCapitalAssetItems()) {</text:span></text:p>
            <text:p><text:span text:style-name="T1"><text:s text:c="8"/></text:span><text:span text:style-name="T1">camsItem.setPurchasingCapitalAssetSystem(null);</text:span></text:p>
            <text:p><text:span text:style-name="T1"><text:s text:c="6"/></text:span><text:span text:style-name="T1">}</text:span></text:p>
            <text:p><text:span text:style-name="T1"><text:s text:c="4"/></text:span><text:span text:style-name="T1">}</text:span></text:p>
            <text:p><text:span text:style-name="T1"><text:s text:c="2"/></text:span><text:span text:style-name="T1">}</text:span></text:p>
            <text:p><text:span text:style-name="T1"><text:s text:c="2"/></text:span><text:span text:style-name="T1">if (event instanceof RouteDocumentEvent || event instanceof ApproveDocumentEvent) {</text:span></text:p>
            <text:p><text:span text:style-name="T1"><text:s text:c="4"/></text:span><text:span text:style-name="T1">boolean defaultUseTaxIndicatorValue = SpringContext.getBean(PurchasingService.class).getDefaultUseTaxIndicatorValue(this);</text:span></text:p>
            <text:p><text:span text:style-name="T1"><text:s text:c="4"/></text:span><text:span text:style-name="T1">SpringContext.getBean(PurapService.class).updateUseTaxIndicator(this, defaultUseTaxIndicatorValue);</text:span></text:p>
            <text:p><text:span text:style-name="T1"><text:s text:c="2"/></text:span><text:span text:style-name="T1">}</text:span></text:p>
            <text:p><text:span text:style-name="T1">}</text:span></text:p>
          </draw:text-box>
        </draw:frame>
        <draw:frame draw:style-name="gr1" draw:layer="layout" svg:width="26.727cm" svg:height="13.634cm" svg:x="0.762cm" svg:y="9.652cm">
          <draw:text-box>
            <text:p>PurchasingAccountsPayableDocumentBase</text:p>
            <text:p><text:span text:style-name="T1"/></text:p>
            <text:p><text:span text:style-name="T1">@Override</text:span></text:p>
            <text:p><text:span text:style-name="T1">public void prepareForSave(KualiDocumentEvent event) {</text:span></text:p>
            <text:p><text:span text:style-name="T1"><text:s text:c="2"/></text:span><text:span text:style-name="T1">customPrepareForSave(event);</text:span></text:p>
            <text:p><text:span text:style-name="T1"><text:s text:c="2"/></text:span><text:span text:style-name="T1">super.prepareForSave(event);</text:span></text:p>
            <text:p><text:span text:style-name="T1"><text:s text:c="2"/></text:span><text:span text:style-name="T1">fixItemReferences();</text:span></text:p>
            <text:p><text:span text:style-name="T1">}</text:span></text:p>
            <text:p><text:span text:style-name="T1"/></text:p>
            <text:p><text:span text:style-name="T1">public void customPrepareForSave(KualiDocumentEvent event) {</text:span></text:p>
            <text:p><text:span text:style-name="T1"><text:s text:c="2"/></text:span><text:span text:style-name="T1">// Need this here so that it happens before the GL work is done</text:span></text:p>
            <text:p><text:span text:style-name="T1"><text:s text:c="2"/></text:span><text:span text:style-name="T1">SpringContext.getBean(PurapAccountingService.class).updateAccountAmounts(this);</text:span></text:p>
            <text:p><text:span text:style-name="T1"/></text:p>
            <text:p><text:span text:style-name="T1"><text:s text:c="2"/></text:span><text:span text:style-name="T1">if (event instanceof RouteDocumentEvent || event instanceof ApproveDocumentEvent) {</text:span></text:p>
            <text:p><text:span text:style-name="T1"><text:s text:c="4"/></text:span><text:span text:style-name="T1">if (this instanceof VendorCreditMemoDocument &amp;&amp; ((VendorCreditMemoDocument)this).isSourceVendor()){</text:span></text:p>
            <text:p><text:span text:style-name="T1"><text:s text:c="6"/></text:span><text:span text:style-name="T1">return;</text:span></text:p>
            <text:p><text:span text:style-name="T1"><text:s text:c="4"/></text:span><text:span text:style-name="T1">}</text:span></text:p>
            <text:p><text:span text:style-name="T1"><text:s text:c="4"/></text:span><text:span text:style-name="T1">SpringContext.getBean(PurapServiceImpl.class).calculateTax(this);</text:span></text:p>
            <text:p><text:span text:style-name="T1"><text:s text:c="2"/></text:span><text:span text:style-name="T1">}</text:span></text:p>
            <text:p><text:span text:style-name="T1"><text:s text:c="2"/></text:span><text:span text:style-name="T1">// These next 5 lines are temporary changes so that we can use PurApOjbCollectionHelper for release 2.</text:span></text:p>
            <text:p><text:span text:style-name="T1"><text:s text:c="2"/></text:span><text:span text:style-name="T1">// But these 5 lines will not be necessary anymore if the changes in PurApOjbCollectionHelper is</text:span></text:p>
            <text:p><text:span text:style-name="T1"><text:s text:c="2"/></text:span><text:span text:style-name="T1">// merge into Rice. </text:span></text:p>
            <text:p><text:span text:style-name="T1"><text:s text:c="2"/></text:span><text:span text:style-name="T1">// <text:s/>this.allowDeleteAwareCollection = true;</text:span></text:p>
            <text:p><text:span text:style-name="T1"><text:s text:c="2"/></text:span><text:span text:style-name="T1">// <text:s/>DocumentDaoOjb docDao = SpringContext.getBean(DocumentDaoOjb.class);</text:span></text:p>
            <text:p><text:span text:style-name="T1"><text:s text:c="2"/></text:span><text:span text:style-name="T1">// <text:s/>PurchasingAccountsPayableDocumentBase retrievedDocument = (PurchasingAccountsPayableDocumentBase) docDao.findByDocumentHeaderId(this.getClass(), this.getDocumentNumber());</text:span></text:p>
            <text:p><text:span text:style-name="T1"><text:s text:c="2"/></text:span><text:span text:style-name="T1">// <text:s/>if (retrievedDocument != null) {</text:span></text:p>
            <text:p><text:span text:style-name="T1"><text:s text:c="2"/></text:span><text:span text:style-name="T1">// <text:s text:c="3"/>retrievedDocument.allowDeleteAwareCollection = true;</text:span></text:p>
            <text:p><text:span text:style-name="T1"><text:s text:c="2"/></text:span><text:span text:style-name="T1">// <text:s/>}</text:span></text:p>
            <text:p><text:span text:style-name="T1"><text:s text:c="2"/></text:span><text:span text:style-name="T1">//</text:span></text:p>
            <text:p><text:span text:style-name="T1"><text:s text:c="2"/></text:span><text:span text:style-name="T1">// <text:s/>SpringContext.getBean(PurApOjbCollectionHelper.class).processCollections(docDao, this, retrievedDocument);</text:span></text:p>
            <text:p><text:span text:style-name="T1"><text:s text:c="2"/></text:span><text:span text:style-name="T1">// <text:s/>this.allowDeleteAwareCollection = false;</text:span></text:p>
            <text:p><text:span text:style-name="T1"><text:s text:c="2"/></text:span><text:span text:style-name="T1">// <text:s/>if (retrievedDocument != null) {</text:span></text:p>
            <text:p><text:span text:style-name="T1"><text:s text:c="2"/></text:span><text:span text:style-name="T1">// <text:s text:c="3"/>retrievedDocument.allowDeleteAwareCollection = false;</text:span></text:p>
            <text:p><text:span text:style-name="T1"><text:s text:c="2"/></text:span><text:span text:style-name="T1">// <text:s/>}</text:span></text:p>
            <text:p><text:span text:style-name="T1">}</text:span></text:p>
            <text:p><text:span text:style-name="T1"/></text:p>
            <text:p><text:span text:style-name="T1">public void fixItemReferences() {</text:span></text:p>
            <text:p><text:span text:style-name="T1"><text:s text:c="2"/></text:span><text:span text:style-name="T1">//fix item and account references in case this is a new doc (since they will be lost)</text:span></text:p>
            <text:p><text:span text:style-name="T1"><text:s text:c="2"/></text:span><text:span text:style-name="T1">if(ObjectUtils.isNull(this.purapDocumentIdentifier)) {</text:span></text:p>
            <text:p><text:span text:style-name="T1"><text:s text:c="4"/></text:span><text:span text:style-name="T1">for (PurApItem item : (List&lt;PurApItem&gt;)this.getItems()) {</text:span></text:p>
            <text:p><text:span text:style-name="T1"><text:s text:c="6"/></text:span><text:span text:style-name="T1">item.setPurapDocument(this);</text:span></text:p>
            <text:p><text:span text:style-name="T1"><text:s text:c="6"/></text:span><text:span text:style-name="T1">item.fixAccountReferences();</text:span></text:p>
            <text:p><text:span text:style-name="T1"><text:s text:c="4"/></text:span><text:span text:style-name="T1">}</text:span></text:p>
            <text:p><text:span text:style-name="T1"><text:s text:c="2"/></text:span><text:span text:style-name="T1">}</text:span></text:p>
            <text:p><text:span text:style-name="T1">}</text:span></text:p>
          </draw:text-box>
        </draw:frame>
        <draw:frame draw:style-name="gr1" draw:layer="layout" svg:width="19.171cm" svg:height="4.13cm" svg:x="28.702cm" svg:y="12.827cm">
          <draw:text-box>
            <text:p>AccountingDocumentBase</text:p>
            <text:p><text:span text:style-name="T2"/></text:p>
            <text:p><text:span text:style-name="T2">public void prepareForSave(KualiDocumentEvent event) {</text:span></text:p>
            <text:p><text:span text:style-name="T2"><text:s text:c="2"/></text:span><text:span text:style-name="T2">if (!(event instanceof AccountingDocumentSaveWithNoLedgerEntryGenerationEvent)) { // only generate entries if the rule event</text:span></text:p>
            <text:p><text:span text:style-name="T2"><text:s text:c="84"/></text:span><text:span text:style-name="T2">// specifically allows us to</text:span></text:p>
            <text:p><text:span text:style-name="T2"><text:s text:c="4"/></text:span><text:span text:style-name="T2">if (!SpringContext.getBean(GeneralLedgerPendingEntryService.class).generateGeneralLedgerPendingEntries(this)) {</text:span></text:p>
            <text:p><text:span text:style-name="T2"><text:s text:c="6"/></text:span><text:span text:style-name="T2">logErrors();</text:span></text:p>
            <text:p><text:span text:style-name="T2"><text:s text:c="6"/></text:span><text:span text:style-name="T2">throw new ValidationException("general ledger GLPE generation failed");</text:span></text:p>
            <text:p><text:span text:style-name="T2"><text:s text:c="4"/></text:span><text:span text:style-name="T2">}</text:span></text:p>
            <text:p><text:span text:style-name="T2"><text:s text:c="2"/></text:span><text:span text:style-name="T2">}</text:span></text:p>
            <text:p><text:span text:style-name="T2"><text:s text:c="2"/></text:span><text:span text:style-name="T2">super.prepareForSave(event);</text:span></text:p>
            <text:p><text:span text:style-name="T2">}</text:span></text:p>
          </draw:text-box>
        </draw:frame>
        <draw:frame draw:style-name="gr1" draw:layer="layout" svg:width="19.171cm" svg:height="4.13cm" svg:x="16.002cm" svg:y="19.812cm">
          <draw:text-box>
            <text:p>GeneralLedgerPostingDocumentBase</text:p>
            <text:p><text:span text:style-name="T1"/></text:p>
            <text:p><text:span text:style-name="T1">public void prepareForSave(KualiDocumentEvent event) {</text:span></text:p>
            <text:p><text:span text:style-name="T1"><text:s text:c="2"/></text:span><text:span text:style-name="T1">if (!(event instanceof AccountingDocumentSaveWithNoLedgerEntryGenerationEvent)) { // only generate entries if the rule event</text:span></text:p>
            <text:p><text:span text:style-name="T1"><text:s text:c="84"/></text:span><text:span text:style-name="T1">// specifically allows us to</text:span></text:p>
            <text:p><text:span text:style-name="T1"><text:s text:c="4"/></text:span><text:span text:style-name="T1">if (!SpringContext.getBean(GeneralLedgerPendingEntryService.class).generateGeneralLedgerPendingEntries(this)) {</text:span></text:p>
            <text:p><text:span text:style-name="T1"><text:s text:c="6"/></text:span><text:span text:style-name="T1">logErrors();</text:span></text:p>
            <text:p><text:span text:style-name="T1"><text:s text:c="6"/></text:span><text:span text:style-name="T1">throw new ValidationException("general ledger GLPE generation failed");</text:span></text:p>
            <text:p><text:span text:style-name="T1"><text:s text:c="4"/></text:span><text:span text:style-name="T1">}</text:span></text:p>
            <text:p><text:span text:style-name="T1"><text:s text:c="2"/></text:span><text:span text:style-name="T1">}</text:span></text:p>
            <text:p><text:span text:style-name="T1"><text:s text:c="2"/></text:span><text:span text:style-name="T1">super.prepareForSave(event);</text:span></text:p>
            <text:p><text:span text:style-name="T1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62cm" fo:margin-bottom="0.762cm" fo:margin-left="0.762cm" fo:margin-right="0.762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m </meta:initial-creator>
    <meta:creation-date>2011-09-09T14:15:32</meta:creation-date>
    <dc:date>2011-09-09T16:57:23</dc:date>
    <dc:creator>Sam </dc:creator>
    <meta:editing-duration>PT01H41M05S</meta:editing-duration>
    <meta:editing-cycles>2</meta:editing-cycles>
    <meta:generator>OpenOffice.org/3.2$Unix OpenOffice.org_project/320m19$Build-9505</meta:generator>
    <meta:document-statistic meta:object-count="6"/>
  </office:meta>
</office:document-meta>
</file>